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6055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34in" style:use-optimal-row-height="false"/>
    </style:style>
    <style:style style:name="TableCell57" style:family="table-cell">
      <style:table-cell-properties fo:border="none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437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631in" style:use-optimal-row-height="false"/>
    </style:style>
    <style:style style:name="TableCell78" style:family="table-cell">
      <style:table-cell-properties fo:border="none" fo:padding-top="0.0381in" fo:padding-left="0.0381in" fo:padding-bottom="0.0381in" fo:padding-right="0.0381in"/>
    </style:style>
    <style:style style:name="P7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541in" style:use-optimal-row-height="false"/>
    </style:style>
    <style:style style:name="TableCell85" style:family="table-cell">
      <style:table-cell-properties fo:border="none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5493in" style:use-optimal-row-height="false"/>
    </style:style>
    <style:style style:name="TableCell93" style:family="table-cell">
      <style:table-cell-properties fo:border="none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6208in" style:use-optimal-row-height="false"/>
    </style:style>
    <style:style style:name="TableCell101" style:family="table-cell">
      <style:table-cell-properties fo:border="none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10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P107" style:parent-style-name="TableContents" style:family="paragraph">
      <style:paragraph-properties fo:margin-left="0.4368in">
        <style:tab-stops/>
      </style:paragraph-properties>
    </style:style>
    <style:style style:name="TableRow108" style:family="table-row">
      <style:table-row-properties style:row-height="0.5in" style:use-optimal-row-height="false"/>
    </style:style>
    <style:style style:name="TableCell109" style:family="table-cell">
      <style:table-cell-properties fo:border="none" fo:padding-top="0.0381in" fo:padding-left="0.0381in" fo:padding-bottom="0.0381in" fo:padding-right="0.0381in"/>
    </style:style>
    <style:style style:name="P110" style:parent-style-name="Standard" style:family="paragraph">
      <style:paragraph-properties fo:text-align="end" fo:margin-left="0.4368in">
        <style:tab-stops/>
      </style:paragraph-properties>
    </style:style>
    <style:style style:name="TableCell11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12" style:parent-style-name="TableContents" style:family="paragraph">
      <style:paragraph-properties fo:margin-left="0.4368in">
        <style:tab-stops/>
      </style:paragraph-properties>
    </style:style>
    <style:style style:name="T113" style:parent-style-name="Fuentedepárrafopredeter." style:family="text">
      <style:text-properties style:font-name="Calibri" fo:color="#000000" fo:font-size="26pt" style:font-size-asian="26pt"/>
    </style:style>
    <style:style style:name="T114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/>
            <text:p text:style-name="P39">ING. JULIO CESAR ROLDAN ELORZA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/>
            <text:p text:style-name="P47">FUNDAMENTOS DE PROGRAMACION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/>
            <text:p text:style-name="P55">14</text:p>
          </table:table-cell>
        </table:table-row>
        <table:table-row table:style-name="TableRow56">
          <table:table-cell table:style-name="TableCell57">
            <text:p text:style-name="P58"/>
            <text:p text:style-name="P59">No de<text:s/>Práctica(s):</text:p>
          </table:table-cell>
          <table:table-cell table:style-name="TableCell60">
            <text:p text:style-name="P61"/>
            <text:p text:style-name="P62"/>
            <text:p text:style-name="P63">PRACTICA 1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OSCAR ALEXIS VALERIO FLORES<text:s/></text:p>
            <text:p text:style-name="TableContents"/>
          </table:table-cell>
        </table:table-row>
        <table:table-row table:style-name="TableRow71">
          <table:table-cell table:style-name="TableCell72">
            <text:p text:style-name="P73">No. de Equipo de cómputo empleado:</text:p>
          </table:table-cell>
          <table:table-cell table:style-name="TableCell74">
            <text:p text:style-name="P75"/>
            <text:p text:style-name="P76">23</text:p>
          </table:table-cell>
        </table:table-row>
        <table:table-row table:style-name="TableRow77">
          <table:table-cell table:style-name="TableCell78">
            <text:p text:style-name="P79"/>
            <text:p text:style-name="P80">No. de Lista o Brigada:</text:p>
          </table:table-cell>
          <table:table-cell table:style-name="TableCell81">
            <text:p text:style-name="P82"/>
            <text:p text:style-name="P83"/>
          </table:table-cell>
        </table:table-row>
        <table:table-row table:style-name="TableRow84">
          <table:table-cell table:style-name="TableCell85">
            <text:p text:style-name="P86"/>
            <text:p text:style-name="P87">Semestre:</text:p>
          </table:table-cell>
          <table:table-cell table:style-name="TableCell88">
            <text:p text:style-name="P89"/>
            <text:p text:style-name="P90">2020-1</text:p>
            <text:p text:style-name="P91"/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Fecha de entrega:</text:span></text:p>
          </table:table-cell>
          <table:table-cell table:style-name="TableCell97">
            <text:p text:style-name="P98"/>
            <text:p text:style-name="P99">23 DE AGOSTO DE 2019</text:p>
          </table:table-cell>
        </table:table-row>
        <table:table-row table:style-name="TableRow100">
          <table:table-cell table:style-name="TableCell101">
            <text:p text:style-name="P102"/>
            <text:p text:style-name="P103"><text:span text:style-name="T104">Observaciones:</text:span></text:p>
          </table:table-cell>
          <table:table-cell table:style-name="TableCell105">
            <text:p text:style-name="P106"/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</table:table>
      <text:p text:style-name="Standard"/>
      <text:p text:style-name="Standard"><text:s text:c="77"/><text:span text:style-name="T113">CALIF</text:span><text:span text:style-name="T114">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HP</dc:creator>
    <meta:creation-date>2019-08-23T15:59:00Z</meta:creation-date>
    <dc:date>2019-08-23T15:59:00Z</dc:date>
    <meta:template xlink:href="Normal" xlink:type="simple"/>
    <meta:editing-cycles>2</meta:editing-cycles>
    <meta:editing-duration>PT0S</meta:editing-duration>
    <meta:document-statistic meta:page-count="1" meta:paragraph-count="1" meta:word-count="88" meta:character-count="576" meta:row-count="4" meta:non-whitespace-character-count="489"/>
  </office:meta>
</office:document-meta>
</file>